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ec6c" officeooo:paragraph-rsid="001fec6c"/>
    </style:style>
    <style:style style:name="P2" style:family="paragraph" style:parent-style-name="Standard">
      <style:text-properties officeooo:rsid="0021f97a" officeooo:paragraph-rsid="0021f97a"/>
    </style:style>
    <style:style style:name="T1" style:family="text">
      <style:text-properties officeooo:rsid="00211895"/>
    </style:style>
    <style:style style:name="T2" style:family="text">
      <style:text-properties officeooo:rsid="0021f97a"/>
    </style:style>
    <style:style style:name="T3" style:family="text">
      <style:text-properties officeooo:rsid="0021f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</text:p>
      <text:p text:style-name="P1"/>
      <text:p text:style-name="P1">Some people may know me when I did deliveries for Agi Repair. It has been a challenging and long journey with Agi Repair. I learned everything I know about hardware, iPads, linux, and even some web development and I enjoyed delivering to <text:span text:style-name="T1">the </text:span>G<text:span text:style-name="T2">C</text:span>ISD tech team. </text:p>
      <text:p text:style-name="P1"/>
      <text:p text:style-name="P1">Recently, I have tried everything I can to find my first web development job, but having trouble. I’m now opening up to IT helpdesk and software QA testing. I have been learning and building javascript and python applications for myself and one for my team at AgiRepair. I have done similar work as helpdesk, but never with the job title. I’ve always enjoyed troubleshooting tech related issues in the office place. </text:p>
      <text:p text:style-name="P1"/>
      <text:p text:style-name="P1">I would like a stable opportunity where I can learn more about technology, <text:span text:style-name="T1">the web stack</text:span>, and be able to pivot into full-stack development with in a year. <text:span text:style-name="T1">Any opportunities where I can utilize Bash or python scripts, build applications to help with internal tasks, learn more about the Windows stack, learn powershell, Mobile Device Networks, TCP/IP networking, Agile teams, automation, ticketing systems, data analyses, and any potential application design opportunities </text:span><text:span text:style-name="T3">I am always open to</text:span><text:span text:style-name="T1">. </text:span></text:p>
      <text:p text:style-name="P1"/>
      <text:p text:style-name="P2">While I prefer Linux over Windows and I’ve focused on learning <text:span text:style-name="T3">web </text:span>development, I believe I have the technical mindset and drive to learn everything I need for this position. My main focus for jobs is learning everything and growing with my team. I’m also looking for future technical growth. I don’t mind having a team one day, but I think being a manager doesn't fit me!</text:p>
      <text:p text:style-name="P2"/>
      <text:p text:style-name="P2">With that stated, having manager experience has helped me learn and balance out my soft skills more.</text:p>
      <text:p text:style-name="P2">I have enjoyed working with GCISD in the past and look forward to an interview hopefully. No hard feeling<text:span text:style-name="T3">s</text:span> if I get no interview! I’m always understanding and open to feedback.</text:p>
      <text:p text:style-name="P2"/>
      <text:p text:style-name="P2">Sincerely, </text:p>
      <text:p text:style-name="P2">Jamie Lyn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02T17:22:54.451726783</meta:creation-date>
    <dc:date>2023-03-02T17:59:47.933916585</dc:date>
    <meta:editing-duration>PT4M22S</meta:editing-duration>
    <meta:editing-cycles>1</meta:editing-cycles>
    <meta:document-statistic meta:table-count="0" meta:image-count="0" meta:object-count="0" meta:page-count="1" meta:paragraph-count="9" meta:word-count="312" meta:character-count="1843" meta:non-whitespace-character-count="1536"/>
    <meta:generator>LibreOffice/7.3.2.2$MacOSX_X86_64 LibreOffice_project/49f2b1bff42cfccbd8f788c8dc32c1c309559be0</meta:generator>
  </office:meta>
</office:document-meta>
</file>